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4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4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[.B3]*2" office:value-type="float" office:value="320" calcext:value-type="float">
            <text:p>320</text:p>
          </table:table-cell>
          <table:table-cell table:style-name="ce1" table:formula="of:=[.C3]*2" office:value-type="float" office:value="640" calcext:value-type="float">
            <text:p>640</text:p>
          </table:table-cell>
          <table:table-cell table:style-name="ce1" table:formula="of:=[.D3]*2" office:value-type="float" office:value="1280" calcext:value-type="float">
            <text:p>1280</text:p>
          </table:table-cell>
          <table:table-cell table:style-name="ce1" table:formula="of:=[.E3]*2" office:value-type="float" office:value="2560" calcext:value-type="float">
            <text:p>256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8" table:formula="of:=[$data.$D1]" office:value-type="float" office:value="0.1580208" calcext:value-type="float">
            <text:p>0,15802</text:p>
          </table:table-cell>
          <table:table-cell table:style-name="ce18" table:formula="of:=[$data.$D6]" office:value-type="float" office:value="0.5830142" calcext:value-type="float">
            <text:p>0,58301</text:p>
          </table:table-cell>
          <table:table-cell table:style-name="ce18" table:formula="of:=[$data.$D11]" office:value-type="float" office:value="2.3384196" calcext:value-type="float">
            <text:p>2,33842</text:p>
          </table:table-cell>
          <table:table-cell table:style-name="ce18" table:formula="of:=[$data.$D16]" office:value-type="float" office:value="9.3002616" calcext:value-type="float">
            <text:p>9,30026</text:p>
          </table:table-cell>
          <table:table-cell table:style-name="ce18" table:formula="of:=[$data.$D21]" office:value-type="float" office:value="37.2054028" calcext:value-type="float">
            <text:p>37,20540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table:formula="of:=[$data.$D26]" office:value-type="float" office:value="0.1187662" calcext:value-type="float">
            <text:p>0,11877</text:p>
          </table:table-cell>
          <table:table-cell table:style-name="ce19" table:formula="of:=[$data.$D31]" office:value-type="float" office:value="0.3368188" calcext:value-type="float">
            <text:p>0,33682</text:p>
          </table:table-cell>
          <table:table-cell table:style-name="ce19" table:formula="of:=[$data.$D36]" office:value-type="float" office:value="1.2155942" calcext:value-type="float">
            <text:p>1,21559</text:p>
          </table:table-cell>
          <table:table-cell table:style-name="ce19" table:formula="of:=[$data.$D41]" office:value-type="float" office:value="4.7871148" calcext:value-type="float">
            <text:p>4,78711</text:p>
          </table:table-cell>
          <table:table-cell table:style-name="ce19" table:formula="of:=[$data.$D46]" office:value-type="float" office:value="19.0336044" calcext:value-type="float">
            <text:p>19,03360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8" table:formula="of:=[$data.$D51]" office:value-type="float" office:value="0.0886468" calcext:value-type="float">
            <text:p>0,08865</text:p>
          </table:table-cell>
          <table:table-cell table:style-name="ce18" table:formula="of:=[$data.$D56]" office:value-type="float" office:value="0.1962478" calcext:value-type="float">
            <text:p>0,19625</text:p>
          </table:table-cell>
          <table:table-cell table:style-name="ce18" table:formula="of:=[$data.$D61]" office:value-type="float" office:value="0.6416434" calcext:value-type="float">
            <text:p>0,64164</text:p>
          </table:table-cell>
          <table:table-cell table:style-name="ce18" table:formula="of:=[$data.$D66]" office:value-type="float" office:value="2.4128638" calcext:value-type="float">
            <text:p>2,41286</text:p>
          </table:table-cell>
          <table:table-cell table:style-name="ce18" table:formula="of:=[$data.$D71]" office:value-type="float" office:value="9.5857406" calcext:value-type="float">
            <text:p>9,58574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table:formula="of:=[$data.$D76]" office:value-type="float" office:value="0.0791426" calcext:value-type="float">
            <text:p>0,07914</text:p>
          </table:table-cell>
          <table:table-cell table:style-name="ce19" table:formula="of:=[$data.$D81]" office:value-type="float" office:value="0.1822014" calcext:value-type="float">
            <text:p>0,18220</text:p>
          </table:table-cell>
          <table:table-cell table:style-name="ce19" table:formula="of:=[$data.$D86]" office:value-type="float" office:value="0.5511208" calcext:value-type="float">
            <text:p>0,55112</text:p>
          </table:table-cell>
          <table:table-cell table:style-name="ce19" table:formula="of:=[$data.$D91]" office:value-type="float" office:value="1.9449268" calcext:value-type="float">
            <text:p>1,94493</text:p>
          </table:table-cell>
          <table:table-cell table:style-name="ce19" table:formula="of:=[$data.$D96]" office:value-type="float" office:value="7.8499558" calcext:value-type="float">
            <text:p>7,84996</text:p>
          </table:table-cell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8" table:formula="of:=[$data.$D101]" office:value-type="float" office:value="0.0617498" calcext:value-type="float">
            <text:p>0,06175</text:p>
          </table:table-cell>
          <table:table-cell table:style-name="ce18" table:formula="of:=[$data.$D106]" office:value-type="float" office:value="0.1493002" calcext:value-type="float">
            <text:p>0,14930</text:p>
          </table:table-cell>
          <table:table-cell table:style-name="ce18" table:formula="of:=[$data.$D111]" office:value-type="float" office:value="0.468191" calcext:value-type="float">
            <text:p>0,46819</text:p>
          </table:table-cell>
          <table:table-cell table:style-name="ce18" table:formula="of:=[$data.$D116]" office:value-type="float" office:value="1.681212" calcext:value-type="float">
            <text:p>1,68121</text:p>
          </table:table-cell>
          <table:table-cell table:style-name="ce18" table:formula="of:=[$data.$D121]" office:value-type="float" office:value="6.4050364" calcext:value-type="float">
            <text:p>6,40504</text:p>
          </table:table-cell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6" table:formula="of:=[.B3]" office:value-type="float" office:value="160" calcext:value-type="float">
            <text:p>160</text:p>
          </table:table-cell>
          <table:table-cell table:style-name="ce16" table:formula="of:=[.C3]" office:value-type="float" office:value="320" calcext:value-type="float">
            <text:p>320</text:p>
          </table:table-cell>
          <table:table-cell table:style-name="ce16" table:formula="of:=[.D3]" office:value-type="float" office:value="640" calcext:value-type="float">
            <text:p>640</text:p>
          </table:table-cell>
          <table:table-cell table:style-name="ce16" table:formula="of:=[.E3]" office:value-type="float" office:value="1280" calcext:value-type="float">
            <text:p>1280</text:p>
          </table:table-cell>
          <table:table-cell table:style-name="ce16" table:formula="of:=[.F3]" office:value-type="float" office:value="2560" calcext:value-type="float">
            <text:p>2560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table:formula="of:=[.B4]/[.B4]" office:value-type="float" office:value="1" calcext:value-type="float">
            <text:p>1,0000</text:p>
          </table:table-cell>
          <table:table-cell table:style-name="ce12" table:formula="of:=[.C4]/[.C4]" office:value-type="float" office:value="1" calcext:value-type="float">
            <text:p>1,0000</text:p>
          </table:table-cell>
          <table:table-cell table:style-name="ce12" table:formula="of:=[.D4]/[.D4]" office:value-type="float" office:value="1" calcext:value-type="float">
            <text:p>1,0000</text:p>
          </table:table-cell>
          <table:table-cell table:style-name="ce12" table:formula="of:=[.E4]/[.E4]" office:value-type="float" office:value="1" calcext:value-type="float">
            <text:p>1,0000</text:p>
          </table:table-cell>
          <table:table-cell table:style-name="ce12" table:formula="of:=[.F4]/[.F4]" office:value-type="float" office:value="1" calcext:value-type="float">
            <text:p>1,0000</text:p>
          </table:table-cell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table:formula="of:=[.B4]/[.B5]" office:value-type="float" office:value="1.33051996275035" calcext:value-type="float">
            <text:p>1,3305</text:p>
          </table:table-cell>
          <table:table-cell table:style-name="ce4" table:formula="of:=[.C4]/[.C5]" office:value-type="float" office:value="1.73094316588029" calcext:value-type="float">
            <text:p>1,7309</text:p>
          </table:table-cell>
          <table:table-cell table:style-name="ce4" table:formula="of:=[.D4]/[.D5]" office:value-type="float" office:value="1.92368440060013" calcext:value-type="float">
            <text:p>1,9237</text:p>
          </table:table-cell>
          <table:table-cell table:style-name="ce4" table:formula="of:=[.E4]/[.E5]" office:value-type="float" office:value="1.94276970337122" calcext:value-type="float">
            <text:p>1,9428</text:p>
          </table:table-cell>
          <table:table-cell table:style-name="ce4" table:formula="of:=[.F4]/[.F5]" office:value-type="float" office:value="1.95472187075612" calcext:value-type="float">
            <text:p>1,9547</text:p>
          </table:table-cell>
          <table:table-cell table:number-columns-repeated="101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table:formula="of:=[.B4]/[.B6]" office:value-type="float" office:value="1.78258888081691" calcext:value-type="float">
            <text:p>1,7826</text:p>
          </table:table-cell>
          <table:table-cell table:style-name="ce12" table:formula="of:=[.C4]/[.C6]" office:value-type="float" office:value="2.97080629693683" calcext:value-type="float">
            <text:p>2,9708</text:p>
          </table:table-cell>
          <table:table-cell table:style-name="ce12" table:formula="of:=[.D4]/[.D6]" office:value-type="float" office:value="3.64442243152505" calcext:value-type="float">
            <text:p>3,6444</text:p>
          </table:table-cell>
          <table:table-cell table:style-name="ce12" table:formula="of:=[.E4]/[.E6]" office:value-type="float" office:value="3.85444947203402" calcext:value-type="float">
            <text:p>3,8544</text:p>
          </table:table-cell>
          <table:table-cell table:style-name="ce12" table:formula="of:=[.F4]/[.F6]" office:value-type="float" office:value="3.88132793829201" calcext:value-type="float">
            <text:p>3,8813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" table:formula="of:=[.B4]/[.B7]" office:value-type="float" office:value="1.99665919492157" calcext:value-type="float">
            <text:p>1,9967</text:p>
          </table:table-cell>
          <table:table-cell table:style-name="ce4" table:formula="of:=[.C4]/[.C7]" office:value-type="float" office:value="3.19983381027808" calcext:value-type="float">
            <text:p>3,1998</text:p>
          </table:table-cell>
          <table:table-cell table:style-name="ce4" table:formula="of:=[.D4]/[.D7]" office:value-type="float" office:value="4.24302548551969" calcext:value-type="float">
            <text:p>4,2430</text:p>
          </table:table-cell>
          <table:table-cell table:style-name="ce4" table:formula="of:=[.E4]/[.E7]" office:value-type="float" office:value="4.78180546434961" calcext:value-type="float">
            <text:p>4,7818</text:p>
          </table:table-cell>
          <table:table-cell table:style-name="ce4" table:formula="of:=[.F4]/[.F7]" office:value-type="float" office:value="4.73956844444908" calcext:value-type="float">
            <text:p>4,7396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4]/[.B8]" office:value-type="float" office:value="2.55904958396626" calcext:value-type="float">
            <text:p>2,5590</text:p>
          </table:table-cell>
          <table:table-cell table:style-name="ce12" table:formula="of:=[.C4]/[.C8]" office:value-type="float" office:value="3.9049793637249" calcext:value-type="float">
            <text:p>3,9050</text:p>
          </table:table-cell>
          <table:table-cell table:style-name="ce12" table:formula="of:=[.D4]/[.D8]" office:value-type="float" office:value="4.99458468872746" calcext:value-type="float">
            <text:p>4,9946</text:p>
          </table:table-cell>
          <table:table-cell table:style-name="ce12" table:formula="of:=[.E4]/[.E8]" office:value-type="float" office:value="5.53187914433159" calcext:value-type="float">
            <text:p>5,5319</text:p>
          </table:table-cell>
          <table:table-cell table:style-name="ce12" table:formula="of:=[.F4]/[.F8]" office:value-type="float" office:value="5.80877304616099" calcext:value-type="float">
            <text:p>5,8088</text:p>
          </table:table-cell>
          <table:table-cell table:number-columns-repeated="1018"/>
        </table:table-row>
        <table:table-row table:style-name="ro2">
          <table:table-cell table:style-name="ce9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8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table:formula="of:=[.B12]" office:value-type="float" office:value="160" calcext:value-type="float">
            <text:p>160</text:p>
          </table:table-cell>
          <table:table-cell table:style-name="ce1" table:formula="of:=[.C12]" office:value-type="float" office:value="320" calcext:value-type="float">
            <text:p>320</text:p>
          </table:table-cell>
          <table:table-cell table:style-name="ce1" table:formula="of:=[.D12]" office:value-type="float" office:value="640" calcext:value-type="float">
            <text:p>640</text:p>
          </table:table-cell>
          <table:table-cell table:style-name="ce1" table:formula="of:=[.E12]" office:value-type="float" office:value="1280" calcext:value-type="float">
            <text:p>1280</text:p>
          </table:table-cell>
          <table:table-cell table:style-name="ce1" table:formula="of:=[.F12]" office:value-type="float" office:value="2560" calcext:value-type="float">
            <text:p>2560</text:p>
          </table:table-cell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13]/[.$A$22]" office:value-type="float" office:value="1" calcext:value-type="float">
            <text:p>1,0000</text:p>
          </table:table-cell>
          <table:table-cell table:style-name="ce12" table:formula="of:=[.C13]/[.$A$22]" office:value-type="float" office:value="1" calcext:value-type="float">
            <text:p>1,0000</text:p>
          </table:table-cell>
          <table:table-cell table:style-name="ce12" table:formula="of:=[.D13]/[.$A$22]" office:value-type="float" office:value="1" calcext:value-type="float">
            <text:p>1,0000</text:p>
          </table:table-cell>
          <table:table-cell table:style-name="ce12" table:formula="of:=[.E13]/[.$A$22]" office:value-type="float" office:value="1" calcext:value-type="float">
            <text:p>1,0000</text:p>
          </table:table-cell>
          <table:table-cell table:style-name="ce12" table:formula="of:=[.F13]/[.$A$22]" office:value-type="float" office:value="1" calcext:value-type="float">
            <text:p>1,0000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14]/[.$A$23]" office:value-type="float" office:value="0.665259981375173" calcext:value-type="float">
            <text:p>0,6653</text:p>
          </table:table-cell>
          <table:table-cell table:style-name="ce4" table:formula="of:=[.C14]/[.$A$23]" office:value-type="float" office:value="0.865471582940145" calcext:value-type="float">
            <text:p>0,8655</text:p>
          </table:table-cell>
          <table:table-cell table:style-name="ce4" table:formula="of:=[.D14]/[.$A$23]" office:value-type="float" office:value="0.961842200300067" calcext:value-type="float">
            <text:p>0,9618</text:p>
          </table:table-cell>
          <table:table-cell table:style-name="ce4" table:formula="of:=[.E14]/[.$A$23]" office:value-type="float" office:value="0.971384851685612" calcext:value-type="float">
            <text:p>0,9714</text:p>
          </table:table-cell>
          <table:table-cell table:style-name="ce4" table:formula="of:=[.F14]/[.$A$23]" office:value-type="float" office:value="0.977360935378062" calcext:value-type="float">
            <text:p>0,9774</text:p>
          </table:table-cell>
          <table:table-cell table:number-columns-repeated="1018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15]/[.$A$24]" office:value-type="float" office:value="0.445647220204226" calcext:value-type="float">
            <text:p>0,4456</text:p>
          </table:table-cell>
          <table:table-cell table:style-name="ce12" table:formula="of:=[.C15]/[.$A$24]" office:value-type="float" office:value="0.742701574234208" calcext:value-type="float">
            <text:p>0,7427</text:p>
          </table:table-cell>
          <table:table-cell table:style-name="ce12" table:formula="of:=[.D15]/[.$A$24]" office:value-type="float" office:value="0.911105607881262" calcext:value-type="float">
            <text:p>0,9111</text:p>
          </table:table-cell>
          <table:table-cell table:style-name="ce12" table:formula="of:=[.E15]/[.$A$24]" office:value-type="float" office:value="0.963612368008505" calcext:value-type="float">
            <text:p>0,9636</text:p>
          </table:table-cell>
          <table:table-cell table:style-name="ce12" table:formula="of:=[.F15]/[.$A$24]" office:value-type="float" office:value="0.970331984573002" calcext:value-type="float">
            <text:p>0,9703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16]/[.$A$25]" office:value-type="float" office:value="0.249582399365197" calcext:value-type="float">
            <text:p>0,2496</text:p>
          </table:table-cell>
          <table:table-cell table:style-name="ce4" table:formula="of:=[.C16]/[.$A$25]" office:value-type="float" office:value="0.39997922628476" calcext:value-type="float">
            <text:p>0,4000</text:p>
          </table:table-cell>
          <table:table-cell table:style-name="ce4" table:formula="of:=[.D16]/[.$A$25]" office:value-type="float" office:value="0.530378185689961" calcext:value-type="float">
            <text:p>0,5304</text:p>
          </table:table-cell>
          <table:table-cell table:style-name="ce4" table:formula="of:=[.E16]/[.$A$25]" office:value-type="float" office:value="0.597725683043701" calcext:value-type="float">
            <text:p>0,5977</text:p>
          </table:table-cell>
          <table:table-cell table:style-name="ce4" table:formula="of:=[.F16]/[.$A$25]" office:value-type="float" office:value="0.592446055556135" calcext:value-type="float">
            <text:p>0,5924</text:p>
          </table:table-cell>
          <table:table-cell table:number-columns-repeated="1018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2" table:formula="of:=[.B17]/[.$A$26]" office:value-type="float" office:value="0.159940598997892" calcext:value-type="float">
            <text:p>0,1599</text:p>
          </table:table-cell>
          <table:table-cell table:style-name="ce12" table:formula="of:=[.C17]/[.$A$26]" office:value-type="float" office:value="0.244061210232806" calcext:value-type="float">
            <text:p>0,2441</text:p>
          </table:table-cell>
          <table:table-cell table:style-name="ce12" table:formula="of:=[.D17]/[.$A$26]" office:value-type="float" office:value="0.312161543045466" calcext:value-type="float">
            <text:p>0,3122</text:p>
          </table:table-cell>
          <table:table-cell table:style-name="ce12" table:formula="of:=[.E17]/[.$A$26]" office:value-type="float" office:value="0.345742446520724" calcext:value-type="float">
            <text:p>0,3457</text:p>
          </table:table-cell>
          <table:table-cell table:style-name="ce12" table:formula="of:=[.F17]/[.$A$26]" office:value-type="float" office:value="0.363048315385062" calcext:value-type="float">
            <text:p>0,3630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45547" calcext:value-type="float">
            <text:p>0,145547</text:p>
          </table:table-cell>
          <table:table-cell table:formula="of:=AVERAGE([.C1:.C5])" office:value-type="float" office:value="0.1580208" calcext:value-type="float">
            <text:p>0,15802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47511" calcext:value-type="float">
            <text:p>0,14751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45713" calcext:value-type="float">
            <text:p>0,14571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53957" calcext:value-type="float">
            <text:p>0,15395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97376" calcext:value-type="float">
            <text:p>0,19737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581749" calcext:value-type="float">
            <text:p>0,581749</text:p>
          </table:table-cell>
          <table:table-cell table:formula="of:=AVERAGE([.C6:.C10])" office:value-type="float" office:value="0.5830142" calcext:value-type="float">
            <text:p>0,58301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580431" calcext:value-type="float">
            <text:p>0,58043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582102" calcext:value-type="float">
            <text:p>0,58210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589377" calcext:value-type="float">
            <text:p>0,58937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581412" calcext:value-type="float">
            <text:p>0,58141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330193" calcext:value-type="float">
            <text:p>2,330193</text:p>
          </table:table-cell>
          <table:table-cell table:formula="of:=AVERAGE([.C11:.C15])" office:value-type="float" office:value="2.3384196" calcext:value-type="float">
            <text:p>2,33841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344771" calcext:value-type="float">
            <text:p>2,34477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3319" calcext:value-type="float">
            <text:p>2,331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325225" calcext:value-type="float">
            <text:p>2,32522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.360009" calcext:value-type="float">
            <text:p>2,36000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.298499" calcext:value-type="float">
            <text:p>9,298499</text:p>
          </table:table-cell>
          <table:table-cell table:formula="of:=AVERAGE([.C16:.C20])" office:value-type="float" office:value="9.3002616" calcext:value-type="float">
            <text:p>9,30026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.325052" calcext:value-type="float">
            <text:p>9,325052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.289197" calcext:value-type="float">
            <text:p>9,28919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.296505" calcext:value-type="float">
            <text:p>9,29650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.292055" calcext:value-type="float">
            <text:p>9,292055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.232799" calcext:value-type="float">
            <text:p>37,232799</text:p>
          </table:table-cell>
          <table:table-cell table:formula="of:=AVERAGE([.C21:.C25])" office:value-type="float" office:value="37.2054028" calcext:value-type="float">
            <text:p>37,20540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.204689" calcext:value-type="float">
            <text:p>37,204689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.218586" calcext:value-type="float">
            <text:p>37,218586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.175568" calcext:value-type="float">
            <text:p>37,175568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.195372" calcext:value-type="float">
            <text:p>37,1953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17677" calcext:value-type="float">
            <text:p>0,117677</text:p>
          </table:table-cell>
          <table:table-cell table:formula="of:=AVERAGE([.C26:.C30])" office:value-type="float" office:value="0.1187662" calcext:value-type="float">
            <text:p>0,118766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17972" calcext:value-type="float">
            <text:p>0,11797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19559" calcext:value-type="float">
            <text:p>0,11955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19023" calcext:value-type="float">
            <text:p>0,1190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1196" calcext:value-type="float">
            <text:p>0,119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337329" calcext:value-type="float">
            <text:p>0,337329</text:p>
          </table:table-cell>
          <table:table-cell table:formula="of:=AVERAGE([.C31:.C35])" office:value-type="float" office:value="0.3368188" calcext:value-type="float">
            <text:p>0,336818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335323" calcext:value-type="float">
            <text:p>0,3353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335829" calcext:value-type="float">
            <text:p>0,33582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335823" calcext:value-type="float">
            <text:p>0,3358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33979" calcext:value-type="float">
            <text:p>0,3397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.2167" calcext:value-type="float">
            <text:p>1,2167</text:p>
          </table:table-cell>
          <table:table-cell table:formula="of:=AVERAGE([.C36:.C40])" office:value-type="float" office:value="1.2155942" calcext:value-type="float">
            <text:p>1,215594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.211884" calcext:value-type="float">
            <text:p>1,21188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.217324" calcext:value-type="float">
            <text:p>1,21732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.217598" calcext:value-type="float">
            <text:p>1,21759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.214465" calcext:value-type="float">
            <text:p>1,214465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.76524" calcext:value-type="float">
            <text:p>4,76524</text:p>
          </table:table-cell>
          <table:table-cell table:formula="of:=AVERAGE([.C41:.C45])" office:value-type="float" office:value="4.7871148" calcext:value-type="float">
            <text:p>4,7871148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.779708" calcext:value-type="float">
            <text:p>4,77970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.779936" calcext:value-type="float">
            <text:p>4,779936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.781871" calcext:value-type="float">
            <text:p>4,781871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.828819" calcext:value-type="float">
            <text:p>4,828819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.994481" calcext:value-type="float">
            <text:p>18,994481</text:p>
          </table:table-cell>
          <table:table-cell table:formula="of:=AVERAGE([.C46:.C50])" office:value-type="float" office:value="19.0336044" calcext:value-type="float">
            <text:p>19,033604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.96942" calcext:value-type="float">
            <text:p>18,96942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.981994" calcext:value-type="float">
            <text:p>18,981994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9.105117" calcext:value-type="float">
            <text:p>19,10511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9.11701" calcext:value-type="float">
            <text:p>19,1170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99285" calcext:value-type="float">
            <text:p>0,099285</text:p>
          </table:table-cell>
          <table:table-cell table:formula="of:=AVERAGE([.C51:.C55])" office:value-type="float" office:value="0.0886468" calcext:value-type="float">
            <text:p>0,088646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876" calcext:value-type="float">
            <text:p>0,087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90839" calcext:value-type="float">
            <text:p>0,09083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82523" calcext:value-type="float">
            <text:p>0,08252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082987" calcext:value-type="float">
            <text:p>0,08298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201592" calcext:value-type="float">
            <text:p>0,201592</text:p>
          </table:table-cell>
          <table:table-cell table:formula="of:=AVERAGE([.C56:.C60])" office:value-type="float" office:value="0.1962478" calcext:value-type="float">
            <text:p>0,196247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194453" calcext:value-type="float">
            <text:p>0,19445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192945" calcext:value-type="float">
            <text:p>0,19294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197107" calcext:value-type="float">
            <text:p>0,19710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195142" calcext:value-type="float">
            <text:p>0,19514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4334" calcext:value-type="float">
            <text:p>0,64334</text:p>
          </table:table-cell>
          <table:table-cell table:formula="of:=AVERAGE([.C61:.C65])" office:value-type="float" office:value="0.6416434" calcext:value-type="float">
            <text:p>0,641643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37032" calcext:value-type="float">
            <text:p>0,63703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45469" calcext:value-type="float">
            <text:p>0,64546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4455" calcext:value-type="float">
            <text:p>0,6445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637826" calcext:value-type="float">
            <text:p>0,63782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.404535" calcext:value-type="float">
            <text:p>2,404535</text:p>
          </table:table-cell>
          <table:table-cell table:formula="of:=AVERAGE([.C66:.C70])" office:value-type="float" office:value="2.4128638" calcext:value-type="float">
            <text:p>2,412863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.411216" calcext:value-type="float">
            <text:p>2,41121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.41909" calcext:value-type="float">
            <text:p>2,4190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.402822" calcext:value-type="float">
            <text:p>2,402822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.426656" calcext:value-type="float">
            <text:p>2,42665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.588797" calcext:value-type="float">
            <text:p>9,588797</text:p>
          </table:table-cell>
          <table:table-cell table:formula="of:=AVERAGE([.C71:.C75])" office:value-type="float" office:value="9.5857406" calcext:value-type="float">
            <text:p>9,5857406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.553215" calcext:value-type="float">
            <text:p>9,553215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.608866" calcext:value-type="float">
            <text:p>9,60886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.572967" calcext:value-type="float">
            <text:p>9,57296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.604858" calcext:value-type="float">
            <text:p>9,60485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075449" calcext:value-type="float">
            <text:p>0,075449</text:p>
          </table:table-cell>
          <table:table-cell table:formula="of:=AVERAGE([.C76:.C80])" office:value-type="float" office:value="0.0791426" calcext:value-type="float">
            <text:p>0,0791426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081643" calcext:value-type="float">
            <text:p>0,08164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082231" calcext:value-type="float">
            <text:p>0,08223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081141" calcext:value-type="float">
            <text:p>0,0811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075249" calcext:value-type="float">
            <text:p>0,07524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184845" calcext:value-type="float">
            <text:p>0,184845</text:p>
          </table:table-cell>
          <table:table-cell table:formula="of:=AVERAGE([.C81:.C85])" office:value-type="float" office:value="0.1822014" calcext:value-type="float">
            <text:p>0,1822014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172579" calcext:value-type="float">
            <text:p>0,17257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179204" calcext:value-type="float">
            <text:p>0,17920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1874" calcext:value-type="float">
            <text:p>0,187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186979" calcext:value-type="float">
            <text:p>0,186979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0.565189" calcext:value-type="float">
            <text:p>0,565189</text:p>
          </table:table-cell>
          <table:table-cell table:formula="of:=AVERAGE([.C86:.C90])" office:value-type="float" office:value="0.5511208" calcext:value-type="float">
            <text:p>0,551120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0.519358" calcext:value-type="float">
            <text:p>0,519358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0.53455" calcext:value-type="float">
            <text:p>0,5345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0.552181" calcext:value-type="float">
            <text:p>0,55218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0.584326" calcext:value-type="float">
            <text:p>0,58432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.895583" calcext:value-type="float">
            <text:p>1,895583</text:p>
          </table:table-cell>
          <table:table-cell table:formula="of:=AVERAGE([.C91:.C95])" office:value-type="float" office:value="1.9449268" calcext:value-type="float">
            <text:p>1,944926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.924866" calcext:value-type="float">
            <text:p>1,92486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.898353" calcext:value-type="float">
            <text:p>1,89835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2.093922" calcext:value-type="float">
            <text:p>2,09392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.91191" calcext:value-type="float">
            <text:p>1,9119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7.517013" calcext:value-type="float">
            <text:p>7,517013</text:p>
          </table:table-cell>
          <table:table-cell table:formula="of:=AVERAGE([.C96:.C100])" office:value-type="float" office:value="7.8499558" calcext:value-type="float">
            <text:p>7,8499558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7.496797" calcext:value-type="float">
            <text:p>7,496797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7.418884" calcext:value-type="float">
            <text:p>7,418884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8.402432" calcext:value-type="float">
            <text:p>8,402432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8.414653" calcext:value-type="float">
            <text:p>8,41465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06429" calcext:value-type="float">
            <text:p>0,06429</text:p>
          </table:table-cell>
          <table:table-cell table:formula="of:=AVERAGE([.C101:.C105])" office:value-type="float" office:value="0.0617498" calcext:value-type="float">
            <text:p>0,0617498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069012" calcext:value-type="float">
            <text:p>0,0690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058636" calcext:value-type="float">
            <text:p>0,05863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057113" calcext:value-type="float">
            <text:p>0,05711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059698" calcext:value-type="float">
            <text:p>0,05969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147231" calcext:value-type="float">
            <text:p>0,147231</text:p>
          </table:table-cell>
          <table:table-cell table:formula="of:=AVERAGE([.C106:.C110])" office:value-type="float" office:value="0.1493002" calcext:value-type="float">
            <text:p>0,149300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149511" calcext:value-type="float">
            <text:p>0,14951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147352" calcext:value-type="float">
            <text:p>0,14735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148131" calcext:value-type="float">
            <text:p>0,14813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154276" calcext:value-type="float">
            <text:p>0,154276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0.468105" calcext:value-type="float">
            <text:p>0,468105</text:p>
          </table:table-cell>
          <table:table-cell table:formula="of:=AVERAGE([.C111:.C115])" office:value-type="float" office:value="0.468191" calcext:value-type="float">
            <text:p>0,468191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0.480541" calcext:value-type="float">
            <text:p>0,48054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0.452202" calcext:value-type="float">
            <text:p>0,45220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0.473403" calcext:value-type="float">
            <text:p>0,47340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0.466704" calcext:value-type="float">
            <text:p>0,466704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.639761" calcext:value-type="float">
            <text:p>1,639761</text:p>
          </table:table-cell>
          <table:table-cell table:formula="of:=AVERAGE([.C116:.C120])" office:value-type="float" office:value="1.681212" calcext:value-type="float">
            <text:p>1,681212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.712117" calcext:value-type="float">
            <text:p>1,712117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.774612" calcext:value-type="float">
            <text:p>1,774612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.63358" calcext:value-type="float">
            <text:p>1,63358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1.64599" calcext:value-type="float">
            <text:p>1,6459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.298321" calcext:value-type="float">
            <text:p>6,298321</text:p>
          </table:table-cell>
          <table:table-cell table:formula="of:=AVERAGE([.C121:.C125])" office:value-type="float" office:value="6.4050364" calcext:value-type="float">
            <text:p>6,4050364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.502331" calcext:value-type="float">
            <text:p>6,50233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.616779" calcext:value-type="float">
            <text:p>6,61677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.355559" calcext:value-type="float">
            <text:p>6,355559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6.252192" calcext:value-type="float">
            <text:p>6,2521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8">
      <number:minutes number:style="long"/>
      <number:text>:</number:text>
      <number:seconds number:style="long"/>
    </number:time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 number:decimal-places="1"/>
    </number:time-style>
    <number:date-style style:name="N129">
      <number:day/>
      <number:text>/</number:text>
      <number:month number:textual="true"/>
    </number:date-style>
    <number:date-style style:name="N12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day/>
      <number:text>/</number:text>
      <number:month number:textual="true"/>
      <number:text>/</number:text>
      <number:year/>
    </number:date-style>
    <number:date-style style:name="N126">
      <number:month number:textual="true"/>
      <number:text>/</number:text>
      <number:year/>
    </number:dat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0">
      <number:number number:decimal-places="4" number:min-decimal-places="4" number:min-integer-digits="1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47">
      <number:number number:decimal-places="5" number:min-decimal-places="5" number:min-integer-digits="1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8">
      <number:day/>
      <number:text>/</number:text>
      <number:month/>
      <number:text>/</number:text>
      <number:year number:style="long"/>
    </number:dat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21:31:47.063541039</dc:date>
    <meta:editing-duration>PT3H35M50S</meta:editing-duration>
    <meta:editing-cycles>8</meta:editing-cycles>
    <meta:generator>LibreOffice/7.3.7.2$Linux_X86_64 LibreOffice_project/30$Build-2</meta:generator>
    <meta:document-statistic meta:table-count="2" meta:cell-count="514" meta:object-count="0"/>
  </office:meta>
</office:document-meta>
</file>